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3.662cm" fo:break-before="auto" style:use-optimal-row-height="true"/>
    </style:style>
    <style:style style:name="ro3" style:family="table-row">
      <style:table-row-properties style:row-height="50.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289" calcext:value-type="float">
            <text:p>1289</text:p>
          </table:table-cell>
          <table:table-cell/>
          <table:table-cell office:value-type="string" calcext:value-type="string">
            <text:p>espaço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930" calcext:value-type="float">
            <text:p>930</text:p>
          </table:table-cell>
          <table:table-cell/>
          <table:table-cell office:value-type="string" calcext:value-type="string">
            <text:p>endl</text:p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82" calcext:value-type="float">
            <text:p>582</text:p>
          </table:table-cell>
          <table:table-cell/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QU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10H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OS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D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EM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U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CO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AI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PARA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UM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COMO</text:p>
          </table:table-cell>
        </table:table-row>
        <table:table-row table:style-name="ro1">
          <table:table-cell office:value-type="string" calcext:value-type="string">
            <text:p>AFIRMA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ODE</text:p>
          </table:table-cell>
        </table:table-row>
        <table:table-row table:style-name="ro1">
          <table:table-cell office:value-type="string" calcext:value-type="string">
            <text:p>AFIRM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EM</text:p>
          </table:table-cell>
        </table:table-row>
        <table:table-row table:style-name="ro1">
          <table:table-cell office:value-type="string" calcext:value-type="string">
            <text:p>ALTER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OR</text:p>
          </table:table-cell>
        </table:table-row>
        <table:table-row table:style-name="ro1">
          <table:table-cell office:value-type="string" calcext:value-type="string">
            <text:p>ANALIS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NTIPARTICUL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AO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OU</text:p>
          </table:table-cell>
        </table:table-row>
        <table:table-row table:style-name="ro1">
          <table:table-cell office:value-type="string" calcext:value-type="string">
            <text:p>A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APLIC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PON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ESSE</text:p>
          </table:table-cell>
        </table:table-row>
        <table:table-row table:style-name="ro1">
          <table:table-cell office:value-type="string" calcext:value-type="string">
            <text:p>AP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QUE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M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N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NH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TERISTIC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C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AD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ENCI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ENTIFIC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ENTISTA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M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IFICA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N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QUE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INA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M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ETI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ADOR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I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LUSIV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LUSIV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“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RM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”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NSTORNO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D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E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S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IMENTAR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ORMA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IMENTARE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F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A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NVOLVIME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NSTORNO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PERT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A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M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A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E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ANOS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IENTE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ECIA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E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MA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UD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M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TO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O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DENC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DE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DENCI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R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TENC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ADOR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MION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M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IC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IC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R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IC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D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M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NEC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ANTICO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GI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RAPIA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ICAM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RCISISMO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N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MA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ERN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–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P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M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M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AN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M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AND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O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CA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OREXI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I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A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STI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“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”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TON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N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EL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WENHOV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M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ER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STEM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JORAN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AT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R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O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T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RCISIST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SSOA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M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MPULSAO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SS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SSENZVEI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SO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R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TIV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JORAN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TID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OR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ABALH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UL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M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NNARI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DI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EGUI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QUIS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TR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M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A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NTID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CI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GNIFICAD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PAR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IS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M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IS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“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I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”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CIPA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SS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T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RVOS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ISS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L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ISSO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BLEM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OST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ADR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RI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SC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RIEDAD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AD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UD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CO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R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PELHO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IUZHANG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BI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NZENALM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NAS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BE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NTEM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VERSIDAD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LE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SA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LEX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O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TA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VE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EI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IST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O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EIR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POSIT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M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UD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CONDUTO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VE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RCISISTA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U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–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LIMI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IF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P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ETRI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VEN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EMA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L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SSOA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BR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DE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BLEMA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A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MBE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ITUID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CONDUTO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TAMENT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GIR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IENCI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B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IENTISTA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ORIC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BIT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D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OLOGIC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OSTRAGEM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OLOGIC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BALHO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L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ISMA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ANTIC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DAD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D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M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”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OUTUB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 6</text:p>
            <text:p>' 4</text:p>
            <text:p>( 1</text:p>
            <text:p>) 1</text:p>
            <text:p>, 39</text:p>
            <text:p>- 2</text:p>
            <text:p>. 13</text:p>
            <text:p>0 1</text:p>
            <text:p>1 1</text:p>
            <text:p>1869 1</text:p>
            <text:p>1930 1</text:p>
            <text:p>2012 1</text:p>
            <text:p>2018 2</text:p>
            <text:p>2020 1</text:p>
            <text:p>79 1</text:p>
            <text:p>: 3</text:p>
            <text:p>A 16</text:p>
            <text:p>ABORDAGENS 1</text:p>
            <text:p>ACONTECENDO 1</text:p>
            <text:p>ALEGACOES 1</text:p>
            <text:p>ALEGAVAM 1</text:p>
            <text:p>ALEM 1</text:p>
            <text:p>ALGUMAS 2</text:p>
            <text:p>AMBOS 1</text:p>
            <text:p>AMPLOS 1</text:p>
            <text:p>ANALISES 1</text:p>
            <text:p>ANTIPARTICULA 1</text:p>
            <text:p>ANUNCIOU 1</text:p>
            <text:p>AO 3</text:p>
            <text:p>APENAS 1</text:p>
            <text:p>APOSTAR 1</text:p>
            <text:p>APRESENTADO 1</text:p>
            <text:p>APRESENTAR 1</text:p>
            <text:p>AR 1</text:p>
            <text:p>AREA 1</text:p>
            <text:p>ARTIGO 1</text:p>
            <text:p>AS 1</text:p>
            <text:p>ATINGIR 1</text:p>
            <text:p>AUTORES 1</text:p>
            <text:p>AUXILIAR 1</text:p>
            <text:p>BBC 1</text:p>
            <text:p>BIT 1</text:p>
            <text:p>BUSCAM 1</text:p>
            <text:p>CALCULOS 1</text:p>
            <text:p>CAPAZ 1</text:p>
            <text:p>CENARIO 1</text:p>
            <text:p>CHARLIE 1</text:p>
            <text:p>CHEGAR 1</text:p>
            <text:p>CIENTIFICO 1</text:p>
            <text:p>CIENTISTAS 1</text:p>
            <text:p>CLAREZA 1</text:p>
            <text:p>COM 3</text:p>
            <text:p>COMERCIALMENTE 1</text:p>
            <text:p>COMETIDOS 1</text:p>
            <text:p>COMO 2</text:p>
            <text:p>COMPANHIAS 1</text:p>
            <text:p>COMPETITIVOS 1</text:p>
            <text:p>COMPUTACAO 4</text:p>
            <text:p>COMPUTADORES 2</text:p>
            <text:p>CONFIANTE 1</text:p>
            <text:p>CONQUISTA 3</text:p>
            <text:p>CONQUISTOU 1</text:p>
            <text:p>CONSTRUCAO 1</text:p>
            <text:p>CONTINUA 1</text:p>
            <text:p>CONTORNAR 1</text:p>
            <text:p>CONVENCIONAIS 2</text:p>
            <text:p>CORRECOES 1</text:p>
            <text:p>CRIACAO 1</text:p>
            <text:p>D 1</text:p>
            <text:p>DA 4</text:p>
            <text:p>DADOS 1</text:p>
            <text:p>DAO 1</text:p>
            <text:p>DE 20</text:p>
            <text:p>DECADA 1</text:p>
            <text:p>DECIDIU 1</text:p>
            <text:p>DEDICAM 1</text:p>
            <text:p>DELAS 1</text:p>
            <text:p>DENTRE 1</text:p>
            <text:p>DESAFIO 2</text:p>
            <text:p>DESCOBRIU 1</text:p>
            <text:p>DESCULPAS 1</text:p>
            <text:p>DESDE 1</text:p>
            <text:p>DESEJADO 1</text:p>
            <text:p>DESENVOLVIMENTO 1</text:p>
            <text:p>DESNECESSARIAS 1</text:p>
            <text:p>DEVIDA 1</text:p>
            <text:p>DIGA 1</text:p>
            <text:p>DISPOSITIVOS 1</text:p>
            <text:p>DISSE 1</text:p>
            <text:p>DO 5</text:p>
            <text:p>DOS 1</text:p>
            <text:p>E 13</text:p>
            <text:p>ELAS 1</text:p>
            <text:p>ELEMENTO 1</text:p>
            <text:p>ELENCAREM 1</text:p>
            <text:p>EM 9</text:p>
            <text:p>EMPRESA 1</text:p>
            <text:p>ENCONTRADA 1</text:p>
            <text:p>ENCONTRADO 1</text:p>
            <text:p>ENGANOSO 1</text:p>
            <text:p>ENTAO 1</text:p>
            <text:p>ENTENDER 1</text:p>
            <text:p>ENTRETANTO 1</text:p>
            <text:p>EQUIPE 1</text:p>
            <text:p>EQUIVALENTE 1</text:p>
            <text:p>ERROS 2</text:p>
            <text:p>ESFORCOS 1</text:p>
            <text:p>ESPACO 1</text:p>
            <text:p>ESPECIALISTAS 1</text:p>
            <text:p>ESSE 1</text:p>
            <text:p>ESTA 2</text:p>
            <text:p>ESTUDO 1</text:p>
            <text:p>ETTORE 2</text:p>
            <text:p>EVENTO 1</text:p>
            <text:p>EVIDENCIAS 1</text:p>
            <text:p>EXEMPLO 1</text:p>
            <text:p>EXOTICO 1</text:p>
            <text:p>FATO 1</text:p>
            <text:p>FERMION 1</text:p>
            <text:p>FISICO 2</text:p>
            <text:p>FOI 1</text:p>
            <text:p>FONTE 2</text:p>
            <text:p>FORAM 1</text:p>
            <text:p>FUNCIONAIS 1</text:p>
            <text:p>FUNDACAO 1</text:p>
            <text:p>GENTIS 1</text:p>
            <text:p>GIGANTE 1</text:p>
            <text:p>GOOGLE 1</text:p>
            <text:p>GRAFICO 1</text:p>
            <text:p>HOLANDESES 1</text:p>
            <text:p>HUMANIDADE 1</text:p>
            <text:p>IBM 1</text:p>
            <text:p>IMAGEM 1</text:p>
            <text:p>INCORRETA 1</text:p>
            <text:p>INFORMACAO 1</text:p>
            <text:p>INSUFICIENTE 1</text:p>
            <text:p>INTEL 1</text:p>
            <text:p>IONQ 1</text:p>
            <text:p>ITALIANO 2</text:p>
            <text:p>LADO 1</text:p>
            <text:p>MAIS 4</text:p>
            <text:p>MAJORANA 3</text:p>
            <text:p>MAQUINAS 1</text:p>
            <text:p>MARCUS 1</text:p>
            <text:p>MEIO 1</text:p>
            <text:p>MENOS 1</text:p>
            <text:p>MESMO 2</text:p>
            <text:p>MICROSOFT 5</text:p>
            <text:p>MODO 1</text:p>
            <text:p>MUITO 2</text:p>
            <text:p>MULTIPLOS 1</text:p>
            <text:p>NA 3</text:p>
            <text:p>NAO 3</text:p>
            <text:p>NATURE 2</text:p>
            <text:p>NEM 1</text:p>
            <text:p>NEUTRO 1</text:p>
            <text:p>NEWS 1</text:p>
            <text:p>NO 1</text:p>
            <text:p>NOTA 1</text:p>
            <text:p>O 8</text:p>
            <text:p>OBSTACULOS 1</text:p>
            <text:p>OITO 1</text:p>
            <text:p>OS 4</text:p>
            <text:p>OU 1</text:p>
            <text:p>OUTRAS 1</text:p>
            <text:p>OUTRO 1</text:p>
            <text:p>PARA 3</text:p>
            <text:p>PARECE 2</text:p>
            <text:p>PARTICULA 2</text:p>
            <text:p>PARTICULARIDADE 1</text:p>
            <text:p>PASSAGEM 1</text:p>
            <text:p>PEDIRAM 1</text:p>
            <text:p>PELA 2</text:p>
            <text:p>PELO 2</text:p>
            <text:p>PERDE 2</text:p>
            <text:p>PESQUISADORES 2</text:p>
            <text:p>PLATAFORMA 1</text:p>
            <text:p>PODE 1</text:p>
            <text:p>PODERIA 1</text:p>
            <text:p>PODEROSOS 2</text:p>
            <text:p>POLEMICO 1</text:p>
            <text:p>POR 5</text:p>
            <text:p>POSSIBILITANDO 1</text:p>
            <text:p>POSTERIORES 1</text:p>
            <text:p>POTENCIALMENTE 1</text:p>
            <text:p>PRIMEIRA 1</text:p>
            <text:p>PROFUNDAMENTE 1</text:p>
            <text:p>PROJETO 1</text:p>
            <text:p>PROPENSAS 1</text:p>
            <text:p>PROPRIA 1</text:p>
            <text:p>PROPRIEDADES 1</text:p>
            <text:p>PROXIMO 1</text:p>
            <text:p>PUBLICACOES 1</text:p>
            <text:p>PUBLICADO 1</text:p>
            <text:p>QUAL 1</text:p>
            <text:p>QUANTICA 5</text:p>
            <text:p>QUANTICOS 2</text:p>
            <text:p>QUANTO 1</text:p>
            <text:p>QUASIPARTICULA 1</text:p>
            <text:p>QUBITS 1</text:p>
            <text:p>QUE 11</text:p>
            <text:p>REALIZACAO 1</text:p>
            <text:p>REFORCA 1</text:p>
            <text:p>REMOVEU 1</text:p>
            <text:p>REPRODUCAO 2</text:p>
            <text:p>RESULTADOS 1</text:p>
            <text:p>RETIRADO 1</text:p>
            <text:p>RETRATA 2</text:p>
            <text:p>RETRATACAO 1</text:p>
            <text:p>REVISTA 2</text:p>
            <text:p>REVOLUCIONARIO 1</text:p>
            <text:p>RIGOR 1</text:p>
            <text:p>ROTULACAO 1</text:p>
            <text:p>SALTO 1</text:p>
            <text:p>SAO 1</text:p>
            <text:p>SE 6</text:p>
            <text:p>SEGUNDO 1</text:p>
            <text:p>SEM 1</text:p>
            <text:p>SERIAM 1</text:p>
            <text:p>SEU 1</text:p>
            <text:p>SEUS 1</text:p>
            <text:p>SIMULTANEAMENTE 1</text:p>
            <text:p>SOMENTE 1</text:p>
            <text:p>SUA 4</text:p>
            <text:p>SUBATOMICA 1</text:p>
            <text:p>SUGERIDA 1</text:p>
            <text:p>SUPOSTA 1</text:p>
            <text:p>TAO 1</text:p>
            <text:p>TECNOLOGIA 1</text:p>
            <text:p>TEMPO 2</text:p>
            <text:p>TER 1</text:p>
            <text:p>TEREM 1</text:p>
            <text:p>TODO 1</text:p>
            <text:p>TORNARIA 1</text:p>
            <text:p>TORNOU 1</text:p>
            <text:p>TRADICIONAIS 1</text:p>
            <text:p>TUDO 1</text:p>
            <text:p>UM 5</text:p>
            <text:p>UMA 3</text:p>
            <text:p>UNIDADE 1</text:p>
            <text:p>UNIDADES 1</text:p>
            <text:p>VALOR 1</text:p>
            <text:p>VEICULO 1</text:p>
            <text:p>VEZ 1</text:p>
            <text:p>VISTA 1</text:p>
            <text:p>WAVE 1</text:p>
            <text:p>– 2</text:p>
            <text:p>à 2</text:p>
            <text:p> 56</text:p>
            <text:p>  317</text:p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‘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ACA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ONTROLADO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à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ANTIC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QUANTIC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IONIC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PRODUCA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INGUL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IZ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I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LH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IENT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ND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ATAMENT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;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S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M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E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UD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NTECER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SENC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CUR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CANC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UD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CANC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REDITAM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CANC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PRESSA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NTAL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U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N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SQUIS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STRAGE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DEM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S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à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N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FETAM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HIPO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IND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NJ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RESENT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UM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TR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STA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IN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TOR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INGI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RALMENT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AV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GREZ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IENT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GUI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H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CIAI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“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A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INH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VIDENCIA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ON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RMION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SIC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UP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IT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R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UR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SSENZVEIG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TICULA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NH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UL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LET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BLICAD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ANTICO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VAL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VIST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BR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E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P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GA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ARONS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ENA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ENC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ALETA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ENTIF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ENTI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C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SER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C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BR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SM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EG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EG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PREMACI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I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ICA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B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IC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IP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RE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TROL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IOGENIC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ADO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O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ADO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UNID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BIT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EI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DG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RETIZ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LUCA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GUR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GUIRI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I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REBR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R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OSITIV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NT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SC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DER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STA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ZA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CNOLOGI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SIEDAD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INE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LICATIV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ANDARI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T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O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AC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IADO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AD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NIEL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O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V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Z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ERENT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ST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ICI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AGNAD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RAMENT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OSITIV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NGUAGE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OSITIV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QUIN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NDEMI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I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L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I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ONEIR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ULG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IMEIR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SICOLOGO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BLICITARI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A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EU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FTWAR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CNOLOGI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NIVERSIDAD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AVET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D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UA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TAL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IN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ZENBAU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A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R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IND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E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O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IVAL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ELHO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S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EM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EI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TOCONFIANC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UTU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PECIALISTA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S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ONENCIALM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SM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E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SONALIDAD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T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TECA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BLICIDAD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AND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M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J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IC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%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IC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(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SFAT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ONIC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JUDA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ON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LIMENTACA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O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ION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IONAR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ID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DAMEN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DICA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T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ENC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PISODIO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QUIP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EMPL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I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TILH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I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GESTA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SS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STINGUIVE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NTA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ERENC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SM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ITA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A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HER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TRO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UZHAN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OSSIVE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PRI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BLICIDAD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ESTO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R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CORRENT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H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MINACA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GUND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BR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à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BIEN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CAN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T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U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M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MPUTADOR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UD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H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SIC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ORMACA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ROSOF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METR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TID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O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PRIEDAD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SS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D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STEMA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A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POLOGIC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INIA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OST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CANC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C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CANCA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N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LA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S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SON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AD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LCUL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MINH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ORR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ORREND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MANEC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MANDARI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TECTAD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EM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FERENT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S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EROS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SIC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OL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EI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VE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AG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V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SS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SS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ER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RV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MA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CORREND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ZI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SSIVE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RIEDAD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PRIEDAD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RI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R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U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QU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X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C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PERCOMPUTADO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C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CAMOR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CO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A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C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BI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VERSIDA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LOMETR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A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IZ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T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Z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VINDIC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à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ODU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BIEN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D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LEX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OCHETEI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TROLA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SCOBER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ENVOLV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LETRONIC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V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TR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AG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E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TERCONEXA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T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RQ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UL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ANTIC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BREPOSI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BI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ALIZA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MPERATU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U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 2</text:p>
            <text:p>% 1</text:p>
            <text:p>( 14</text:p>
            <text:p>) 14</text:p>
            <text:p>, 45</text:p>
            <text:p>- 6</text:p>
            <text:p>. 24</text:p>
            <text:p>/ 5</text:p>
            <text:p>0 2</text:p>
            <text:p>1 3</text:p>
            <text:p>100 1</text:p>
            <text:p>2 1</text:p>
            <text:p>20 1</text:p>
            <text:p>330 1</text:p>
            <text:p>48 1</text:p>
            <text:p>5 1</text:p>
            <text:p>500 1</text:p>
            <text:p>: 4</text:p>
            <text:p>; 1</text:p>
            <text:p>? 1</text:p>
            <text:p>A 22</text:p>
            <text:p>ACENDEM 1</text:p>
            <text:p>ACID 2</text:p>
            <text:p>ACIDO 1</text:p>
            <text:p>ADENINA 1</text:p>
            <text:p>AINDA 1</text:p>
            <text:p>AJUDA 1</text:p>
            <text:p>ALGORITMO 1</text:p>
            <text:p>ALGORITMOS 2</text:p>
            <text:p>ALTA 2</text:p>
            <text:p>ANALISAVA 1</text:p>
            <text:p>ANOS 1</text:p>
            <text:p>APENAS 2</text:p>
            <text:p>APROVADA 1</text:p>
            <text:p>AQUELAS 1</text:p>
            <text:p>AQUELES 1</text:p>
            <text:p>ARMAZENA 1</text:p>
            <text:p>ARMAZENADA 2</text:p>
            <text:p>ARMAZENADOS 4</text:p>
            <text:p>ARMAZENAR 1</text:p>
            <text:p>ARTIGO 1</text:p>
            <text:p>AS 4</text:p>
            <text:p>ATRAVES 1</text:p>
            <text:p>AUTORES 1</text:p>
            <text:p>BACTERIAS 1</text:p>
            <text:p>BACTERIOFAGO 1</text:p>
            <text:p>BARATOS 1</text:p>
            <text:p>BASTANTE 1</text:p>
            <text:p>BINARIO 3</text:p>
            <text:p>BIOLOGIA 1</text:p>
            <text:p>BIOLOGO 1</text:p>
            <text:p>BIOMOLECULA 1</text:p>
            <text:p>BIOMOLECULAS 3</text:p>
            <text:p>BITS 1</text:p>
            <text:p>BOISE 3</text:p>
            <text:p>BRANCO 2</text:p>
            <text:p>BYTES 1</text:p>
            <text:p>C 1</text:p>
            <text:p>CABELO 1</text:p>
            <text:p>CADA 2</text:p>
            <text:p>CAIXA 2</text:p>
            <text:p>CAPAZ 1</text:p>
            <text:p>CENTENAS 1</text:p>
            <text:p>CENTER 1</text:p>
            <text:p>CENTIMETRO 1</text:p>
            <text:p>CERCA 2</text:p>
            <text:p>CHAMADO 1</text:p>
            <text:p>CIENTISTA 2</text:p>
            <text:p>CINZA 2</text:p>
            <text:p>CITOSINA 1</text:p>
            <text:p>COAUTOR 1</text:p>
            <text:p>CODIFICA 2</text:p>
            <text:p>CODIFICACAO 1</text:p>
            <text:p>CODIFICADA 1</text:p>
            <text:p>CODIFICAR 1</text:p>
            <text:p>CODIFICAVAM 1</text:p>
            <text:p>CODIGO 3</text:p>
            <text:p>COM 12</text:p>
            <text:p>COMO 6</text:p>
            <text:p>COMPONENTE 1</text:p>
            <text:p>COMUM 1</text:p>
            <text:p>COMUNICADO 1</text:p>
            <text:p>COMUNS 1</text:p>
            <text:p>CONECTADA 1</text:p>
            <text:p>CONEXAO 1</text:p>
            <text:p>CONFIGURAM 1</text:p>
            <text:p>CONSTROI 1</text:p>
            <text:p>CONTABILIZAR 1</text:p>
            <text:p>CONTARAM 1</text:p>
            <text:p>CONVERSATION 1</text:p>
            <text:p>CORRECAO 1</text:p>
            <text:p>CORRESPONDE 1</text:p>
            <text:p>CRIADO 1</text:p>
            <text:p>CUJA 1</text:p>
            <text:p>CURIOSIDADE 1</text:p>
            <text:p>DA 4</text:p>
            <text:p>DADOS 11</text:p>
            <text:p>DATA 1</text:p>
            <text:p>DE 51</text:p>
            <text:p>DECADAS 1</text:p>
            <text:p>DECIFRAR 1</text:p>
            <text:p>DEMANDA 1</text:p>
            <text:p>DENSIDADE 1</text:p>
            <text:p>DEPENDE 1</text:p>
            <text:p>DEPOIS 1</text:p>
            <text:p>DESAFIO 1</text:p>
            <text:p>DESCRITA 1</text:p>
            <text:p>DESTE 1</text:p>
            <text:p>DEZ 1</text:p>
            <text:p>DIA 1</text:p>
            <text:p>DIAMETRO 1</text:p>
            <text:p>DIAS 1</text:p>
            <text:p>DICKINSON 2</text:p>
            <text:p>DIGITAIS 2</text:p>
            <text:p>DIGITAL 1</text:p>
            <text:p>DIREITA 2</text:p>
            <text:p>DISSE 2</text:p>
            <text:p>DIVULGACAO 2</text:p>
            <text:p>DIZ 1</text:p>
            <text:p>DNA 18</text:p>
            <text:p>DNAM 1</text:p>
            <text:p>DO 5</text:p>
            <text:p>DOBRADO 2</text:p>
            <text:p>DOBRAR 1</text:p>
            <text:p>DOS 2</text:p>
            <text:p>DUAS 1</text:p>
            <text:p>DURAR 1</text:p>
            <text:p>E 18</text:p>
            <text:p>ELAS 1</text:p>
            <text:p>ELIXIR 1</text:p>
            <text:p>EM 14</text:p>
            <text:p>EMAIL 1</text:p>
            <text:p>EMPARELHADAS 1</text:p>
            <text:p>ENGENHEIRO 1</text:p>
            <text:p>EQUIPE 1</text:p>
            <text:p>EQUIVALENTE 1</text:p>
            <text:p>ERA 1</text:p>
            <text:p>ERROS 1</text:p>
            <text:p>ESPACADAS 1</text:p>
            <text:p>ESPACOS 3</text:p>
            <text:p>ESQUERDA 2</text:p>
            <text:p>ESSA 1</text:p>
            <text:p>ESSES 1</text:p>
            <text:p>ESTADUAL 1</text:p>
            <text:p>ESTAO 1</text:p>
            <text:p>ESTUDO 2</text:p>
            <text:p>EXPLICOU 1</text:p>
            <text:p>FACIL 1</text:p>
            <text:p>FAZER 1</text:p>
            <text:p>FEITAS 1</text:p>
            <text:p>FILAMENTOS 1</text:p>
            <text:p>FILME 1</text:p>
            <text:p>FINCADAS 1</text:p>
            <text:p>FITA 2</text:p>
            <text:p>FITAS 6</text:p>
            <text:p>FLASH 3</text:p>
            <text:p>FLUORESCENCIA 1</text:p>
            <text:p>FLUORESCENTES 1</text:p>
            <text:p>FOI 2</text:p>
            <text:p>FONTE 2</text:p>
            <text:p>FORAM 1</text:p>
            <text:p>FOTO 1</text:p>
            <text:p>FRENTE 1</text:p>
            <text:p>FURO 1</text:p>
            <text:p>G 1</text:p>
            <text:p>GARANTEM 1</text:p>
            <text:p>GENETICAS 1</text:p>
            <text:p>GEORGE 1</text:p>
            <text:p>GERAR 1</text:p>
            <text:p>GIGABITS 1</text:p>
            <text:p>GRAMAS 1</text:p>
            <text:p>GRANDE 1</text:p>
            <text:p>GRAVACAO 1</text:p>
            <text:p>GUANINA 1</text:p>
            <text:p>GUARDAR 1</text:p>
            <text:p>HA 1</text:p>
            <text:p>HUGHES 2</text:p>
            <text:p>HUMANIDADE 1</text:p>
            <text:p>HUMANO 1</text:p>
            <text:p>ILUMINANDO 1</text:p>
            <text:p>IMAGEM 3</text:p>
            <text:p>IMAGENS 1</text:p>
            <text:p>INDIRETAMENTE 1</text:p>
            <text:p>INFORMACAO 2</text:p>
            <text:p>INFORMACOES 4</text:p>
            <text:p>INSERCAO 1</text:p>
            <text:p>INSERIDAS 1</text:p>
            <text:p>INSTITUTE 2</text:p>
            <text:p>INSUFICIENTE 1</text:p>
            <text:p>ISSO 3</text:p>
            <text:p>JA 1</text:p>
            <text:p>JOIAS 2</text:p>
            <text:p>LA 2</text:p>
            <text:p>LE 1</text:p>
            <text:p>LER 2</text:p>
            <text:p>LIDA 1</text:p>
            <text:p>LIDOS 1</text:p>
            <text:p>LIGA 1</text:p>
            <text:p>LIGACAO 1</text:p>
            <text:p>LIVRO 1</text:p>
            <text:p>LO 2</text:p>
            <text:p>LOUVOR 1</text:p>
            <text:p>MAIS 2</text:p>
            <text:p>MANIPULA 1</text:p>
            <text:p>MAQUINAS 1</text:p>
            <text:p>MARCADO 1</text:p>
            <text:p>MAS 3</text:p>
            <text:p>MATERIAIS 3</text:p>
            <text:p>MEIA 1</text:p>
            <text:p>MEMORIA 5</text:p>
            <text:p>MEMORY 2</text:p>
            <text:p>MENOS 1</text:p>
            <text:p>MENSAGEM 2</text:p>
            <text:p>MICROSCOPIA 1</text:p>
            <text:p>MICROSCOPIO 2</text:p>
            <text:p>MICROSCOPIOS 1</text:p>
            <text:p>MILESIMO 1</text:p>
            <text:p>MILHARES 1</text:p>
            <text:p>MOLECULAR 1</text:p>
            <text:p>MONTANHA 1</text:p>
            <text:p>MUSICA 1</text:p>
            <text:p>NA 2</text:p>
            <text:p>NANOESTRUTURA 2</text:p>
            <text:p>NANOMETROS 1</text:p>
            <text:p>NAO 6</text:p>
            <text:p>NATURE 1</text:p>
            <text:p>NELE 1</text:p>
            <text:p>NEM 2</text:p>
            <text:p>NENHUMA 1</text:p>
            <text:p>NO 3</text:p>
            <text:p>NOME 1</text:p>
            <text:p>NOSSO 3</text:p>
            <text:p>NOSSOS 1</text:p>
            <text:p>NUCLEIC 2</text:p>
            <text:p>NUCLEICO 1</text:p>
            <text:p>NUCLEOTIDEOS 1</text:p>
            <text:p>O 19</text:p>
            <text:p>ONDE 1</text:p>
            <text:p>ORIGAMI 4</text:p>
            <text:p>OS 11</text:p>
            <text:p>OU 4</text:p>
            <text:p>OUTRAS 3</text:p>
            <text:p>PADRAO 1</text:p>
            <text:p>PARA 10</text:p>
            <text:p>PARASITAM 1</text:p>
            <text:p>PELOS 1</text:p>
            <text:p>PENDRIVE 1</text:p>
            <text:p>PENSAMOS 1</text:p>
            <text:p>PERFURADA 2</text:p>
            <text:p>PESQUISA 3</text:p>
            <text:p>PESQUISADOR 1</text:p>
            <text:p>PESQUISADORES 2</text:p>
            <text:p>PISCANDO 1</text:p>
            <text:p>PLACA 2</text:p>
            <text:p>PLANETA 1</text:p>
            <text:p>PODE 1</text:p>
            <text:p>PODEM 1</text:p>
            <text:p>PODERAO 2</text:p>
            <text:p>PODERIAM 1</text:p>
            <text:p>PONTO 1</text:p>
            <text:p>PONTOS 1</text:p>
            <text:p>POR 5</text:p>
            <text:p>POSSIVEL 3</text:p>
            <text:p>PRECISAO 1</text:p>
            <text:p>PREENCHIMENTO 2</text:p>
            <text:p>PROCESSO 2</text:p>
            <text:p>PRODUZ 1</text:p>
            <text:p>PRODUZIDOS 1</text:p>
            <text:p>PROGRAMANDO 1</text:p>
            <text:p>PROJETA 1</text:p>
            <text:p>PRONTA 2</text:p>
            <text:p>PROTOTIPO 2</text:p>
            <text:p>PUBLICADA 1</text:p>
            <text:p>QUADRADO 1</text:p>
            <text:p>QUAL 3</text:p>
            <text:p>QUANDO 1</text:p>
            <text:p>QUATERNARIO 1</text:p>
            <text:p>QUE 5</text:p>
            <text:p>QUINTILHOES 1</text:p>
            <text:p>RECUPERA 1</text:p>
            <text:p>RECUPERACAO 1</text:p>
            <text:p>RECUPERANDO 1</text:p>
            <text:p>REPOSITORIO 1</text:p>
            <text:p>REPRODUCAO 1</text:p>
            <text:p>RESOLUCAO 2</text:p>
            <text:p>RESULTADO 1</text:p>
            <text:p>RETANGULO 1</text:p>
            <text:p>RETANGULOS 1</text:p>
            <text:p>REVISTA 1</text:p>
            <text:p>SABEMOS 1</text:p>
            <text:p>SAO 3</text:p>
            <text:p>SE 4</text:p>
            <text:p>SECULOS 1</text:p>
            <text:p>SEGUNDO 3</text:p>
            <text:p>SEMPRE 1</text:p>
            <text:p>SER 4</text:p>
            <text:p>SERA 2</text:p>
            <text:p>SERIA 1</text:p>
            <text:p>SILICIO 1</text:p>
            <text:p>SIMPLES 2</text:p>
            <text:p>SITE 1</text:p>
            <text:p>SOB 1</text:p>
            <text:p>SOLUCAO 1</text:p>
            <text:p>STATE 2</text:p>
            <text:p>SUA 1</text:p>
            <text:p>SUPRIMENTO 1</text:p>
            <text:p>SUPRIR 1</text:p>
            <text:p>T 1</text:p>
            <text:p>TAL 2</text:p>
            <text:p>TANTO 1</text:p>
            <text:p>TAO 1</text:p>
            <text:p>TECNICA 2</text:p>
            <text:p>TEM 1</text:p>
            <text:p>TESTA 1</text:p>
            <text:p>THE 1</text:p>
            <text:p>TIMINA 1</text:p>
            <text:p>TODOS 3</text:p>
            <text:p>TORNA 1</text:p>
            <text:p>TORNANDO 2</text:p>
            <text:p>TRADUZIDOS 1</text:p>
            <text:p>TRAS 1</text:p>
            <text:p>TWEET 1</text:p>
            <text:p>UM 13</text:p>
            <text:p>UMA 7</text:p>
            <text:p>UNICA 1</text:p>
            <text:p>UNIVERSIDADE 1</text:p>
            <text:p>UNIVERSITY 2</text:p>
            <text:p>USA 3</text:p>
            <text:p>USADOS 1</text:p>
            <text:p>USO 1</text:p>
            <text:p>VEZ 2</text:p>
            <text:p>VIDA 1</text:p>
            <text:p>VIRUS 1</text:p>
            <text:p>VISTO 1</text:p>
            <text:p>VOLUME 1</text:p>
            <text:p>WILL 1</text:p>
            <text:p>ZERO 1</text:p>
            <text:p>“ 8</text:p>
            <text:p>” 8</text:p>
            <text:p>– 6</text:p>
            <text:p>à 4</text:p>
            <text:p> 54</text:p>
            <text:p>  330</text:p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ESS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WA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ONIC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COMPUTADO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EREBR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CONDUTO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REMACI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CAMO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MAN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ULEI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AG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HULIGH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LAN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DIC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I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OLOG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S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ROELETROD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LH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CEI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ALISI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SQUISADOR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PAR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IMEIR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ANI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BLEMA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ER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NAR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NSPLAN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BALH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LH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FIR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IND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DAD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LCANCA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L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ALIS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ENA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T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PERFEICOAD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LICATIV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P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P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ROVAD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NGA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TIFICI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NHUAN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SISTEN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RIZ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TU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TBO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–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G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ADJUVAN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à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SCIENT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CONTAT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DI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 6</text:p>
            <text:p>' 4</text:p>
            <text:p>( 1</text:p>
            <text:p>) 1</text:p>
            <text:p>, 39</text:p>
            <text:p>- 2</text:p>
            <text:p>. 13</text:p>
            <text:p>0 1</text:p>
            <text:p>1 1</text:p>
            <text:p>1869 1</text:p>
            <text:p>1930 1</text:p>
            <text:p>2012 1</text:p>
            <text:p>2018 2</text:p>
            <text:p>2020 1</text:p>
            <text:p>79 1</text:p>
            <text:p>: 3</text:p>
            <text:p>A 16</text:p>
            <text:p>ABORDAGENS 1</text:p>
            <text:p>ACONTECENDO 1</text:p>
            <text:p>ALEGACOES 1</text:p>
            <text:p>ALEGAVAM 1</text:p>
            <text:p>ALEM 1</text:p>
            <text:p>ALGUMAS 2</text:p>
            <text:p>AMBOS 1</text:p>
            <text:p>AMPLOS 1</text:p>
            <text:p>ANALISES 1</text:p>
            <text:p>ANTIPARTICULA 1</text:p>
            <text:p>ANUNCIOU 1</text:p>
            <text:p>AO 3</text:p>
            <text:p>APENAS 1</text:p>
            <text:p>APOSTAR 1</text:p>
            <text:p>APRESENTADO 1</text:p>
            <text:p>APRESENTAR 1</text:p>
            <text:p>AR 1</text:p>
            <text:p>AREA 1</text:p>
            <text:p>ARTIGO 1</text:p>
            <text:p>AS 1</text:p>
            <text:p>ATINGIR 1</text:p>
            <text:p>AUTORES 1</text:p>
            <text:p>AUXILIAR 1</text:p>
            <text:p>BBC 1</text:p>
            <text:p>BIT 1</text:p>
            <text:p>BUSCAM 1</text:p>
            <text:p>CALCULOS 1</text:p>
            <text:p>CAPAZ 1</text:p>
            <text:p>CENARIO 1</text:p>
            <text:p>CHARLIE 1</text:p>
            <text:p>CHEGAR 1</text:p>
            <text:p>CIENTIFICO 1</text:p>
            <text:p>CIENTISTAS 1</text:p>
            <text:p>CLAREZA 1</text:p>
            <text:p>COM 3</text:p>
            <text:p>COMERCIALMENTE 1</text:p>
            <text:p>COMETIDOS 1</text:p>
            <text:p>COMO 2</text:p>
            <text:p>COMPANHIAS 1</text:p>
            <text:p>COMPETITIVOS 1</text:p>
            <text:p>COMPUTACAO 4</text:p>
            <text:p>COMPUTADORES 2</text:p>
            <text:p>CONFIANTE 1</text:p>
            <text:p>CONQUISTA 3</text:p>
            <text:p>CONQUISTOU 1</text:p>
            <text:p>CONSTRUCAO 1</text:p>
            <text:p>CONTINUA 1</text:p>
            <text:p>CONTORNAR 1</text:p>
            <text:p>CONVENCIONAIS 2</text:p>
            <text:p>CORRECOES 1</text:p>
            <text:p>CRIACAO 1</text:p>
            <text:p>D 1</text:p>
            <text:p>DA 4</text:p>
            <text:p>DADOS 1</text:p>
            <text:p>DAO 1</text:p>
            <text:p>DE 20</text:p>
            <text:p>DECADA 1</text:p>
            <text:p>DECIDIU 1</text:p>
            <text:p>DEDICAM 1</text:p>
            <text:p>DELAS 1</text:p>
            <text:p>DENTRE 1</text:p>
            <text:p>DESAFIO 2</text:p>
            <text:p>DESCOBRIU 1</text:p>
            <text:p>DESCULPAS 1</text:p>
            <text:p>DESDE 1</text:p>
            <text:p>DESEJADO 1</text:p>
            <text:p>DESENVOLVIMENTO 1</text:p>
            <text:p>DESNECESSARIAS 1</text:p>
            <text:p>DEVIDA 1</text:p>
            <text:p>DIGA 1</text:p>
            <text:p>DISPOSITIVOS 1</text:p>
            <text:p>DISSE 1</text:p>
            <text:p>DO 5</text:p>
            <text:p>DOS 1</text:p>
            <text:p>E 13</text:p>
            <text:p>ELAS 1</text:p>
            <text:p>ELEMENTO 1</text:p>
            <text:p>ELENCAREM 1</text:p>
            <text:p>EM 9</text:p>
            <text:p>EMPRESA 1</text:p>
            <text:p>ENCONTRADA 1</text:p>
            <text:p>ENCONTRADO 1</text:p>
            <text:p>ENGANOSO 1</text:p>
            <text:p>ENTAO 1</text:p>
            <text:p>ENTENDER 1</text:p>
            <text:p>ENTRETANTO 1</text:p>
            <text:p>EQUIPE 1</text:p>
            <text:p>EQUIVALENTE 1</text:p>
            <text:p>ERROS 2</text:p>
            <text:p>ESFORCOS 1</text:p>
            <text:p>ESPACO 1</text:p>
            <text:p>ESPECIALISTAS 1</text:p>
            <text:p>ESSE 1</text:p>
            <text:p>ESTA 2</text:p>
            <text:p>ESTUDO 1</text:p>
            <text:p>ETTORE 2</text:p>
            <text:p>EVENTO 1</text:p>
            <text:p>EVIDENCIAS 1</text:p>
            <text:p>EXEMPLO 1</text:p>
            <text:p>EXOTICO 1</text:p>
            <text:p>FATO 1</text:p>
            <text:p>FERMION 1</text:p>
            <text:p>FISICO 2</text:p>
            <text:p>FOI 1</text:p>
            <text:p>FONTE 2</text:p>
            <text:p>FORAM 1</text:p>
            <text:p>FUNCIONAIS 1</text:p>
            <text:p>FUNDACAO 1</text:p>
            <text:p>GENTIS 1</text:p>
            <text:p>GIGANTE 1</text:p>
            <text:p>GOOGLE 1</text:p>
            <text:p>GRAFICO 1</text:p>
            <text:p>HOLANDESES 1</text:p>
            <text:p>HUMANIDADE 1</text:p>
            <text:p>IBM 1</text:p>
            <text:p>IMAGEM 1</text:p>
            <text:p>INCORRETA 1</text:p>
            <text:p>INFORMACAO 1</text:p>
            <text:p>INSUFICIENTE 1</text:p>
            <text:p>INTEL 1</text:p>
            <text:p>IONQ 1</text:p>
            <text:p>ITALIANO 2</text:p>
            <text:p>LADO 1</text:p>
            <text:p>MAIS 4</text:p>
            <text:p>MAJORANA 3</text:p>
            <text:p>MAQUINAS 1</text:p>
            <text:p>MARCUS 1</text:p>
            <text:p>MEIO 1</text:p>
            <text:p>MENOS 1</text:p>
            <text:p>MESMO 2</text:p>
            <text:p>MICROSOFT 5</text:p>
            <text:p>MODO 1</text:p>
            <text:p>MUITO 2</text:p>
            <text:p>MULTIPLOS 1</text:p>
            <text:p>NA 3</text:p>
            <text:p>NAO 3</text:p>
            <text:p>NATURE 2</text:p>
            <text:p>NEM 1</text:p>
            <text:p>NEUTRO 1</text:p>
            <text:p>NEWS 1</text:p>
            <text:p>NO 1</text:p>
            <text:p>NOTA 1</text:p>
            <text:p>O 8</text:p>
            <text:p>OBSTACULOS 1</text:p>
            <text:p>OITO 1</text:p>
            <text:p>OS 4</text:p>
            <text:p>OU 1</text:p>
            <text:p>OUTRAS 1</text:p>
            <text:p>OUTRO 1</text:p>
            <text:p>PARA 3</text:p>
            <text:p>PARECE 2</text:p>
            <text:p>PARTICULA 2</text:p>
            <text:p>PARTICULARIDADE 1</text:p>
            <text:p>PASSAGEM 1</text:p>
            <text:p>PEDIRAM 1</text:p>
            <text:p>PELA 2</text:p>
            <text:p>PELO 2</text:p>
            <text:p>PERDE 2</text:p>
            <text:p>PESQUISADORES 2</text:p>
            <text:p>PLATAFORMA 1</text:p>
            <text:p>PODE 1</text:p>
            <text:p>PODERIA 1</text:p>
            <text:p>PODEROSOS 2</text:p>
            <text:p>POLEMICO 1</text:p>
            <text:p>POR 5</text:p>
            <text:p>POSSIBILITANDO 1</text:p>
            <text:p>POSTERIORES 1</text:p>
            <text:p>POTENCIALMENTE 1</text:p>
            <text:p>PRIMEIRA 1</text:p>
            <text:p>PROFUNDAMENTE 1</text:p>
            <text:p>PROJETO 1</text:p>
            <text:p>PROPENSAS 1</text:p>
            <text:p>PROPRIA 1</text:p>
            <text:p>PROPRIEDADES 1</text:p>
            <text:p>PROXIMO 1</text:p>
            <text:p>PUBLICACOES 1</text:p>
            <text:p>PUBLICADO 1</text:p>
            <text:p>QUAL 1</text:p>
            <text:p>QUANTICA 5</text:p>
            <text:p>QUANTICOS 2</text:p>
            <text:p>QUANTO 1</text:p>
            <text:p>QUASIPARTICULA 1</text:p>
            <text:p>QUBITS 1</text:p>
            <text:p>QUE 11</text:p>
            <text:p>REALIZACAO 1</text:p>
            <text:p>REFORCA 1</text:p>
            <text:p>REMOVEU 1</text:p>
            <text:p>REPRODUCAO 2</text:p>
            <text:p>RESULTADOS 1</text:p>
            <text:p>RETIRADO 1</text:p>
            <text:p>RETRATA 2</text:p>
            <text:p>RETRATACAO 1</text:p>
            <text:p>REVISTA 2</text:p>
            <text:p>REVOLUCIONARIO 1</text:p>
            <text:p>RIGOR 1</text:p>
            <text:p>ROTULACAO 1</text:p>
            <text:p>SALTO 1</text:p>
            <text:p>SAO 1</text:p>
            <text:p>SE 6</text:p>
            <text:p>SEGUNDO 1</text:p>
            <text:p>SEM 1</text:p>
            <text:p>SERIAM 1</text:p>
            <text:p>SEU 1</text:p>
            <text:p>SEUS 1</text:p>
            <text:p>SIMULTANEAMENTE 1</text:p>
            <text:p>SOMENTE 1</text:p>
            <text:p>SUA 4</text:p>
            <text:p>SUBATOMICA 1</text:p>
            <text:p>SUGERIDA 1</text:p>
            <text:p>SUPOSTA 1</text:p>
            <text:p>TAO 1</text:p>
            <text:p>TECNOLOGIA 1</text:p>
            <text:p>TEMPO 2</text:p>
            <text:p>TER 1</text:p>
            <text:p>TEREM 1</text:p>
            <text:p>TODO 1</text:p>
            <text:p>TORNARIA 1</text:p>
            <text:p>TORNOU 1</text:p>
            <text:p>TRADICIONAIS 1</text:p>
            <text:p>TUDO 1</text:p>
            <text:p>UM 5</text:p>
            <text:p>UMA 3</text:p>
            <text:p>UNIDADE 1</text:p>
            <text:p>UNIDADES 1</text:p>
            <text:p>VALOR 1</text:p>
            <text:p>VEICULO 1</text:p>
            <text:p>VEZ 1</text:p>
            <text:p>VISTA 1</text:p>
            <text:p>WAVE 1</text:p>
            <text:p>– 2</text:p>
            <text:p>à 2</text:p>
            <text:p> 56</text:p>
            <text:p>  317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ALOG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MOCO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ENVOLV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SPECIALISTA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REOU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UDAN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U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EN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TELIGENCI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S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R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I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IRM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N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N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H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UR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V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IEN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NC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ERIORM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NCI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DRA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N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SQUIS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SSO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C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ME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CESSA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C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CESS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ISSIM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AI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CURS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I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NH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NTIND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D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MULACA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P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FRIMENT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ENTIF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BSTITUI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ABOR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PERFICIAI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NH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X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UARI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X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K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ACA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IRTU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ADO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JU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GU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GUI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HA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ADO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CORD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LGUN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LIFORNI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OGEN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IENTISTA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OGENIC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NDICO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NSTAN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S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IEG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X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F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OBERT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CONTRA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NVOL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QUANT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NVOLVI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RESS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NVOLVI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EREN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V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UI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ENSIONAME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NTAI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INU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L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SQUIS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SQUISADOR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OBLEMA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C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BLICIDA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AND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TRONIC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ANT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QUESTA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RES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ENHEI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GUND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UA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U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IPAME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BALH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LABILID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“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LAV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”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EC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ECIFICAM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ECIFIC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TERIO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RESENT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EL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IC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ORTAMENT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T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COBRIU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S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R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FEIT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DELID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L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S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F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NDIOSIDA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RANDIOS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UP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S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ST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GATIV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GA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PAGEORGIOU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GAL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ADEIR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SONALIT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SQUISADOR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BLICAD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ISTENCI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A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VIS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AN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NTIMENT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OVA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R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BR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MBRI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REFRIGERAD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PERIORIDA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CONEXA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MB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IAV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P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BALH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T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C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NTA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NSTOR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IJ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Z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ULNERAVE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EITA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EI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NTEC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EK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RD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OLESCENCI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OLESCENT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FE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JUD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L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METR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GUMA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IMENT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ESSAR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ESA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ENT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TRIZ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ASI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NTO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TACU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ACTERIZAD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US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ICI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LEBRIDA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RC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NHECID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ONSEQUENCIA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IMENT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SIS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POR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LERAN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BO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A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MAI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TURBA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PRESSA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ENVOLV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ETA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QU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V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URAN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IC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BO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TANT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AD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PECIALIS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PECIALMEN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OVE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S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ITATIV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A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PLIC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C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LH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C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I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C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TO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C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R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AG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B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AN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BI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DIC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ICI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TE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VR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OFREQUENC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O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IZ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ODU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DICAMENT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DI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I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OLUCIONAR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UR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D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TIFI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FI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TURBACA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PULACA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IC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VENCA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ALQU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CA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CONHECIMENT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FAN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TRICA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G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TRITIVA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GI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TRITIV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B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J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OLOG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OLOG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AI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ICIDI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RGIMENT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EZ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ULNERAVEI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”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IZ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!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IZ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'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10H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/>
          <table:table-cell office:value-type="float" office:value="1937" calcext:value-type="float">
            <text:p>19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 2</text:p>
            <text:p>% 1</text:p>
            <text:p>( 14</text:p>
            <text:p>) 14</text:p>
            <text:p>, 45</text:p>
            <text:p>- 6</text:p>
            <text:p>. 24</text:p>
            <text:p>/ 5</text:p>
            <text:p>0 2</text:p>
            <text:p>1 3</text:p>
            <text:p>100 1</text:p>
            <text:p>2 1</text:p>
            <text:p>20 1</text:p>
            <text:p>330 1</text:p>
            <text:p>48 1</text:p>
            <text:p>5 1</text:p>
            <text:p>500 1</text:p>
            <text:p>: 4</text:p>
            <text:p>; 1</text:p>
            <text:p>? 1</text:p>
            <text:p>A 22</text:p>
            <text:p>ACENDEM 1</text:p>
            <text:p>ACID 2</text:p>
            <text:p>ACIDO 1</text:p>
            <text:p>ADENINA 1</text:p>
            <text:p>AINDA 1</text:p>
            <text:p>AJUDA 1</text:p>
            <text:p>ALGORITMO 1</text:p>
            <text:p>ALGORITMOS 2</text:p>
            <text:p>ALTA 2</text:p>
            <text:p>ANALISAVA 1</text:p>
            <text:p>ANOS 1</text:p>
            <text:p>APENAS 2</text:p>
            <text:p>APROVADA 1</text:p>
            <text:p>AQUELAS 1</text:p>
            <text:p>AQUELES 1</text:p>
            <text:p>ARMAZENA 1</text:p>
            <text:p>ARMAZENADA 2</text:p>
            <text:p>ARMAZENADOS 4</text:p>
            <text:p>ARMAZENAR 1</text:p>
            <text:p>ARTIGO 1</text:p>
            <text:p>AS 4</text:p>
            <text:p>ATRAVES 1</text:p>
            <text:p>AUTORES 1</text:p>
            <text:p>BACTERIAS 1</text:p>
            <text:p>BACTERIOFAGO 1</text:p>
            <text:p>BARATOS 1</text:p>
            <text:p>BASTANTE 1</text:p>
            <text:p>BINARIO 3</text:p>
            <text:p>BIOLOGIA 1</text:p>
            <text:p>BIOLOGO 1</text:p>
            <text:p>BIOMOLECULA 1</text:p>
            <text:p>BIOMOLECULAS 3</text:p>
            <text:p>BITS 1</text:p>
            <text:p>BOISE 3</text:p>
            <text:p>BRANCO 2</text:p>
            <text:p>BYTES 1</text:p>
            <text:p>C 1</text:p>
            <text:p>CABELO 1</text:p>
            <text:p>CADA 2</text:p>
            <text:p>CAIXA 2</text:p>
            <text:p>CAPAZ 1</text:p>
            <text:p>CENTENAS 1</text:p>
            <text:p>CENTER 1</text:p>
            <text:p>CENTIMETRO 1</text:p>
            <text:p>CERCA 2</text:p>
            <text:p>CHAMADO 1</text:p>
            <text:p>CIENTISTA 2</text:p>
            <text:p>CINZA 2</text:p>
            <text:p>CITOSINA 1</text:p>
            <text:p>COAUTOR 1</text:p>
            <text:p>CODIFICA 2</text:p>
            <text:p>CODIFICACAO 1</text:p>
            <text:p>CODIFICADA 1</text:p>
            <text:p>CODIFICAR 1</text:p>
            <text:p>CODIFICAVAM 1</text:p>
            <text:p>CODIGO 3</text:p>
            <text:p>COM 12</text:p>
            <text:p>COMO 6</text:p>
            <text:p>COMPONENTE 1</text:p>
            <text:p>COMUM 1</text:p>
            <text:p>COMUNICADO 1</text:p>
            <text:p>COMUNS 1</text:p>
            <text:p>CONECTADA 1</text:p>
            <text:p>CONEXAO 1</text:p>
            <text:p>CONFIGURAM 1</text:p>
            <text:p>CONSTROI 1</text:p>
            <text:p>CONTABILIZAR 1</text:p>
            <text:p>CONTARAM 1</text:p>
            <text:p>CONVERSATION 1</text:p>
            <text:p>CORRECAO 1</text:p>
            <text:p>CORRESPONDE 1</text:p>
            <text:p>CRIADO 1</text:p>
            <text:p>CUJA 1</text:p>
            <text:p>CURIOSIDADE 1</text:p>
            <text:p>DA 4</text:p>
            <text:p>DADOS 11</text:p>
            <text:p>DATA 1</text:p>
            <text:p>DE 51</text:p>
            <text:p>DECADAS 1</text:p>
            <text:p>DECIFRAR 1</text:p>
            <text:p>DEMANDA 1</text:p>
            <text:p>DENSIDADE 1</text:p>
            <text:p>DEPENDE 1</text:p>
            <text:p>DEPOIS 1</text:p>
            <text:p>DESAFIO 1</text:p>
            <text:p>DESCRITA 1</text:p>
            <text:p>DESTE 1</text:p>
            <text:p>DEZ 1</text:p>
            <text:p>DIA 1</text:p>
            <text:p>DIAMETRO 1</text:p>
            <text:p>DIAS 1</text:p>
            <text:p>DICKINSON 2</text:p>
            <text:p>DIGITAIS 2</text:p>
            <text:p>DIGITAL 1</text:p>
            <text:p>DIREITA 2</text:p>
            <text:p>DISSE 2</text:p>
            <text:p>DIVULGACAO 2</text:p>
            <text:p>DIZ 1</text:p>
            <text:p>DNA 18</text:p>
            <text:p>DNAM 1</text:p>
            <text:p>DO 5</text:p>
            <text:p>DOBRADO 2</text:p>
            <text:p>DOBRAR 1</text:p>
            <text:p>DOS 2</text:p>
            <text:p>DUAS 1</text:p>
            <text:p>DURAR 1</text:p>
            <text:p>E 18</text:p>
            <text:p>ELAS 1</text:p>
            <text:p>ELIXIR 1</text:p>
            <text:p>EM 14</text:p>
            <text:p>EMAIL 1</text:p>
            <text:p>EMPARELHADAS 1</text:p>
            <text:p>ENGENHEIRO 1</text:p>
            <text:p>EQUIPE 1</text:p>
            <text:p>EQUIVALENTE 1</text:p>
            <text:p>ERA 1</text:p>
            <text:p>ERROS 1</text:p>
            <text:p>ESPACADAS 1</text:p>
            <text:p>ESPACOS 3</text:p>
            <text:p>ESQUERDA 2</text:p>
            <text:p>ESSA 1</text:p>
            <text:p>ESSES 1</text:p>
            <text:p>ESTADUAL 1</text:p>
            <text:p>ESTAO 1</text:p>
            <text:p>ESTUDO 2</text:p>
            <text:p>EXPLICOU 1</text:p>
            <text:p>FACIL 1</text:p>
            <text:p>FAZER 1</text:p>
            <text:p>FEITAS 1</text:p>
            <text:p>FILAMENTOS 1</text:p>
            <text:p>FILME 1</text:p>
            <text:p>FINCADAS 1</text:p>
            <text:p>FITA 2</text:p>
            <text:p>FITAS 6</text:p>
            <text:p>FLASH 3</text:p>
            <text:p>FLUORESCENCIA 1</text:p>
            <text:p>FLUORESCENTES 1</text:p>
            <text:p>FOI 2</text:p>
            <text:p>FONTE 2</text:p>
            <text:p>FORAM 1</text:p>
            <text:p>FOTO 1</text:p>
            <text:p>FRENTE 1</text:p>
            <text:p>FURO 1</text:p>
            <text:p>G 1</text:p>
            <text:p>GARANTEM 1</text:p>
            <text:p>GENETICAS 1</text:p>
            <text:p>GEORGE 1</text:p>
            <text:p>GERAR 1</text:p>
            <text:p>GIGABITS 1</text:p>
            <text:p>GRAMAS 1</text:p>
            <text:p>GRANDE 1</text:p>
            <text:p>GRAVACAO 1</text:p>
            <text:p>GUANINA 1</text:p>
            <text:p>GUARDAR 1</text:p>
            <text:p>HA 1</text:p>
            <text:p>HUGHES 2</text:p>
            <text:p>HUMANIDADE 1</text:p>
            <text:p>HUMANO 1</text:p>
            <text:p>ILUMINANDO 1</text:p>
            <text:p>IMAGEM 3</text:p>
            <text:p>IMAGENS 1</text:p>
            <text:p>INDIRETAMENTE 1</text:p>
            <text:p>INFORMACAO 2</text:p>
            <text:p>INFORMACOES 4</text:p>
            <text:p>INSERCAO 1</text:p>
            <text:p>INSERIDAS 1</text:p>
            <text:p>INSTITUTE 2</text:p>
            <text:p>INSUFICIENTE 1</text:p>
            <text:p>ISSO 3</text:p>
            <text:p>JA 1</text:p>
            <text:p>JOIAS 2</text:p>
            <text:p>LA 2</text:p>
            <text:p>LE 1</text:p>
            <text:p>LER 2</text:p>
            <text:p>LIDA 1</text:p>
            <text:p>LIDOS 1</text:p>
            <text:p>LIGA 1</text:p>
            <text:p>LIGACAO 1</text:p>
            <text:p>LIVRO 1</text:p>
            <text:p>LO 2</text:p>
            <text:p>LOUVOR 1</text:p>
            <text:p>MAIS 2</text:p>
            <text:p>MANIPULA 1</text:p>
            <text:p>MAQUINAS 1</text:p>
            <text:p>MARCADO 1</text:p>
            <text:p>MAS 3</text:p>
            <text:p>MATERIAIS 3</text:p>
            <text:p>MEIA 1</text:p>
            <text:p>MEMORIA 5</text:p>
            <text:p>MEMORY 2</text:p>
            <text:p>MENOS 1</text:p>
            <text:p>MENSAGEM 2</text:p>
            <text:p>MICROSCOPIA 1</text:p>
            <text:p>MICROSCOPIO 2</text:p>
            <text:p>MICROSCOPIOS 1</text:p>
            <text:p>MILESIMO 1</text:p>
            <text:p>MILHARES 1</text:p>
            <text:p>MOLECULAR 1</text:p>
            <text:p>MONTANHA 1</text:p>
            <text:p>MUSICA 1</text:p>
            <text:p>NA 2</text:p>
            <text:p>NANOESTRUTURA 2</text:p>
            <text:p>NANOMETROS 1</text:p>
            <text:p>NAO 6</text:p>
            <text:p>NATURE 1</text:p>
            <text:p>NELE 1</text:p>
            <text:p>NEM 2</text:p>
            <text:p>NENHUMA 1</text:p>
            <text:p>NO 3</text:p>
            <text:p>NOME 1</text:p>
            <text:p>NOSSO 3</text:p>
            <text:p>NOSSOS 1</text:p>
            <text:p>NUCLEIC 2</text:p>
            <text:p>NUCLEICO 1</text:p>
            <text:p>NUCLEOTIDEOS 1</text:p>
            <text:p>O 19</text:p>
            <text:p>ONDE 1</text:p>
            <text:p>ORIGAMI 4</text:p>
            <text:p>OS 11</text:p>
            <text:p>OU 4</text:p>
            <text:p>OUTRAS 3</text:p>
            <text:p>PADRAO 1</text:p>
            <text:p>PARA 10</text:p>
            <text:p>PARASITAM 1</text:p>
            <text:p>PELOS 1</text:p>
            <text:p>PENDRIVE 1</text:p>
            <text:p>PENSAMOS 1</text:p>
            <text:p>PERFURADA 2</text:p>
            <text:p>PESQUISA 3</text:p>
            <text:p>PESQUISADOR 1</text:p>
            <text:p>PESQUISADORES 2</text:p>
            <text:p>PISCANDO 1</text:p>
            <text:p>PLACA 2</text:p>
            <text:p>PLANETA 1</text:p>
            <text:p>PODE 1</text:p>
            <text:p>PODEM 1</text:p>
            <text:p>PODERAO 2</text:p>
            <text:p>PODERIAM 1</text:p>
            <text:p>PONTO 1</text:p>
            <text:p>PONTOS 1</text:p>
            <text:p>POR 5</text:p>
            <text:p>POSSIVEL 3</text:p>
            <text:p>PRECISAO 1</text:p>
            <text:p>PREENCHIMENTO 2</text:p>
            <text:p>PROCESSO 2</text:p>
            <text:p>PRODUZ 1</text:p>
            <text:p>PRODUZIDOS 1</text:p>
            <text:p>PROGRAMANDO 1</text:p>
            <text:p>PROJETA 1</text:p>
            <text:p>PRONTA 2</text:p>
            <text:p>PROTOTIPO 2</text:p>
            <text:p>PUBLICADA 1</text:p>
            <text:p>QUADRADO 1</text:p>
            <text:p>QUAL 3</text:p>
            <text:p>QUANDO 1</text:p>
            <text:p>QUATERNARIO 1</text:p>
            <text:p>QUE 5</text:p>
            <text:p>QUINTILHOES 1</text:p>
            <text:p>RECUPERA 1</text:p>
            <text:p>RECUPERACAO 1</text:p>
            <text:p>RECUPERANDO 1</text:p>
            <text:p>REPOSITORIO 1</text:p>
            <text:p>REPRODUCAO 1</text:p>
            <text:p>RESOLUCAO 2</text:p>
            <text:p>RESULTADO 1</text:p>
            <text:p>RETANGULO 1</text:p>
            <text:p>RETANGULOS 1</text:p>
            <text:p>REVISTA 1</text:p>
            <text:p>SABEMOS 1</text:p>
            <text:p>SAO 3</text:p>
            <text:p>SE 4</text:p>
            <text:p>SECULOS 1</text:p>
            <text:p>SEGUNDO 3</text:p>
            <text:p>SEMPRE 1</text:p>
            <text:p>SER 4</text:p>
            <text:p>SERA 2</text:p>
            <text:p>SERIA 1</text:p>
            <text:p>SILICIO 1</text:p>
            <text:p>SIMPLES 2</text:p>
            <text:p>SITE 1</text:p>
            <text:p>SOB 1</text:p>
            <text:p>SOLUCAO 1</text:p>
            <text:p>STATE 2</text:p>
            <text:p>SUA 1</text:p>
            <text:p>SUPRIMENTO 1</text:p>
            <text:p>SUPRIR 1</text:p>
            <text:p>T 1</text:p>
            <text:p>TAL 2</text:p>
            <text:p>TANTO 1</text:p>
            <text:p>TAO 1</text:p>
            <text:p>TECNICA 2</text:p>
            <text:p>TEM 1</text:p>
            <text:p>TESTA 1</text:p>
            <text:p>THE 1</text:p>
            <text:p>TIMINA 1</text:p>
            <text:p>TODOS 3</text:p>
            <text:p>TORNA 1</text:p>
            <text:p>TORNANDO 2</text:p>
            <text:p>TRADUZIDOS 1</text:p>
            <text:p>TRAS 1</text:p>
            <text:p>TWEET 1</text:p>
            <text:p>UM 13</text:p>
            <text:p>UMA 7</text:p>
            <text:p>UNICA 1</text:p>
            <text:p>UNIVERSIDADE 1</text:p>
            <text:p>UNIVERSITY 2</text:p>
            <text:p>USA 3</text:p>
            <text:p>USADOS 1</text:p>
            <text:p>USO 1</text:p>
            <text:p>VEZ 2</text:p>
            <text:p>VIDA 1</text:p>
            <text:p>VIRUS 1</text:p>
            <text:p>VISTO 1</text:p>
            <text:p>VOLUME 1</text:p>
            <text:p>WILL 1</text:p>
            <text:p>ZERO 1</text:p>
            <text:p>“ 8</text:p>
            <text:p>” 8</text:p>
            <text:p>– 6</text:p>
            <text:p>à 4</text:p>
            <text:p> 54</text:p>
            <text:p>  330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;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FIRMA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FIRMA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E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NALI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NTIPARTICUL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R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LIC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ERSIDAD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ON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N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D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IEN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SUM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ENT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SIC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RA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RNARD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RELH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MINH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ICA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ACTERISTIC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ESENT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RC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MAD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MA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AV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IENTIFI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ITA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ILI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DIFICA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ILIAR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BINA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NI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NIC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ETI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NIC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NIC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CLUSI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CLUSIV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DI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FIRM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G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UL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I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EBRA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I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EBRA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ID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EB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CIS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ORMA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BAI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L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ENVOLVIME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PERT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S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UN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V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P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VI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URA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FIC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GANOS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QUA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R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ESPECIA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NVOLVEDO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NVOLVI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NVOLVIME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A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RMIN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TTO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L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IDENC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TAM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ISTENC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OSITIV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Z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ERS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I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ISIC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ORNEC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RAG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O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NERICAM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UA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ER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GANT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J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VERN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U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V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U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LA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N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LAND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EI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ERA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TERES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ION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VESTI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NARI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RN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L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OUWENHOV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NOR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DER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ANTA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ANT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EMAT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ANT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N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AN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S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LU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JETIV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H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TI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L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IZAR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D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SEGUI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SQUI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RTA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BOUR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TENCI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H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CI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BR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PAR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M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EVIS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ELETROD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EVIS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VI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AS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INCIPA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RAR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DU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MEN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FESS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MET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MISS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RV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MISSOR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ROLOGIC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POST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OPRI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UBLIC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H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C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ANT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QUAR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A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LH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INZENALM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R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D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CEBE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LISI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CENTEM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CI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FLE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FLEX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MITI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OLVE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QUISADOR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PEI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SO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ULTA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EUMATIC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BEIR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ER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ISC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V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GU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PAR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MICONDUTOR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PARA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NSIVE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I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RI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EI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EI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GNIF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A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METRI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AD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AME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SS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BSTITUID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PERCONDUTOR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ISSO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RGI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MB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PTO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ORIC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ODUCA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O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MAD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IN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POLOGIC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J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DAD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VERS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OUTUB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R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‘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IL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à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ILA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AI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EM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ESS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BE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OLOGI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OLOGIA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;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U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HE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NTECER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O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TI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LAN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LCANC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TAME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E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IM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GU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LU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D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DA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RKHIPO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ARI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RANJ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SSI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IN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INGI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RAV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à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IX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BASE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/>
          <table:table-cell office:value-type="string" calcext:value-type="string">
            <text:p>BEB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LH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I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LINH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CABEL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A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AIR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LCUL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S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AL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PE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GA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IN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IENC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IENTIF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IENTI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IC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IC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BR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E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EG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OMEDI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OMPLICA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LIC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SS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REEN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IRM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PUT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ADOR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ND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UN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CEI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D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CRETIZ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CANC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FIGUR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SEGUIRI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MENT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STRUI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TRAR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GAV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R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I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ESC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USTI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ISTA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RUZA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L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EDA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LINE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NT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G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PO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A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TAC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L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TECTOR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NA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V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RFEICOAD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RFEICO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FIC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IC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RE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ICATIV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RE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ICATIV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POSITIV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OSITIV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NTA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TANC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TRIBUI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TRIBUI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OVAD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VULG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NATUR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EN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NGAVET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QUA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UA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SI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UA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T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TERR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ME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T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CONHECIME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VIA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ESTI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PO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CA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QUIVAL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FF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QUEM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REIT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EI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RUTU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ECU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PONENCIALM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LOG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PRESS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G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C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ZE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Z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IT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C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I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IT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NH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Z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D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ALM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TERISTIC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SI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UL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B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M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G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SFA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ENTIF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T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ENTI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TONI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GUL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DJUVAN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NCIO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B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NCIONAR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UNDAMENT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MO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LT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RA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TILH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X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XID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B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RE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DISTINGUIVE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ERMUSEU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ERFERENC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UN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MA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LUI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I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OR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S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V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ZI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VAR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HEC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B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HECE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NH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HECIME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JU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Z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CIENT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I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GU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CAN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GU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N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O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T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H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U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UT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LECU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LECUL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R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S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A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NOMETR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AD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DE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S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E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QUE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V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INI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OST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OPTIC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RTAME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TR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OBRI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T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TR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NVOLVE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L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VEND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L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CEB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CORR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LOG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ANEC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LOG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N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DEM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O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AM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DEROS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G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SI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ONIV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SSIVE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OSITIV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TASS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ERS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CI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Z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ECIS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RESERV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BLEM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DUZI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JE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TO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PRI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A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ALQU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QUANTIC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ANTIC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BI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ICI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ILOMETR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ALIZ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FE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FER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IVINDIC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Z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PRODU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ESIST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OCO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OLV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OJ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ULT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REG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COCHETEI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AMINH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O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NSIV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OL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R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ECIALISTA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MUL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ECIALM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BREPOSI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U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U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GNAD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UCESS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NWA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PERCONDUTOR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G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BULEI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UL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IHULIGH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EO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UDAN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CNOLOG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IQUE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ENC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NT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RCEI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R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ULD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X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TAN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VE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E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M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NA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AN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BALH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AMENT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ILH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NCEIR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VERS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IKIPED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NECE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ANGA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INHUAN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U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–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IONAME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TUIT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CH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BRI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R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J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FIRM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I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ID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GERBUHL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TERIORM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ALIZADO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UNCI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EN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PLI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ONSCI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VIDU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ME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AN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IXISSIM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GR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MINH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U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IGENCI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N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I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IENTIF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A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IRCUI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ABOR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T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LEX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STIG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ADOR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JU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SEG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A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SEGUI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I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IOGEN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G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P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IX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AM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L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ENVOLV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R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ENVOLVI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FEREN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LUI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I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MENSIONAME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UAGE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MINU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EN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FFEC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MPRE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QUIN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NGENHEI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NQUA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QUIPAME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DR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CALABIL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IN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CALAV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SPEC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H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PECIFICAM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SAGE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PECIFI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S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S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ULHA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PLIC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M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I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H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C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C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CAR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ME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DEL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E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F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O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TU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UTU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RGAL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ARGAL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ROCIENTI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LADEIR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A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ANT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OVA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EGR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NC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TE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NTELREFRIGERAD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VIAV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ORRENCI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S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ERECEM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EREC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NT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ERECI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VANTA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H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RIJ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NEI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IE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N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NT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ST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IEN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ERBOR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NOMETR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RA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U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DEMI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CESSAR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E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STACUL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FICI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AMEN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ERA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VIMENT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ALIDAD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QUIS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QUIS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LLERA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SO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NSA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NEI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TURBA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OSSIV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C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IC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ATI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CI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CESSAD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ME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EI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MOVE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BLIC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AME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BLICA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ANTIC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AR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SS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TE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SSIONA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DIOFREQUENC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OV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PRODU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OSI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OLV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CANAL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VI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CANALI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VOLUCIONAR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COLOG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IENTIF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COLOG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COLOG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COLOGO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IC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COTERAP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QUIAT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FA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QUIATR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RG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QUIC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RGI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MB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ID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CHNOLOG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ITARI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ECNOLOG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MPERATUR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AR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ASS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NSIS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VERSIT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D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QU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TILIZ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TILIZ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RI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“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BR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”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EM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!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OR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URS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APT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OR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VERSIDAD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RAR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I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JUD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EI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BIENT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SAL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SALV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ARA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AR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ARELH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PLICA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P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RESENT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TH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RAV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E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STRAL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XILI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UXILIAR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ON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IONI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IDO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PAZ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N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S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G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P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LUL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EREBRA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M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BAI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IND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LE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SA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MPOS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S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UN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RP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I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UN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NIFICA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ULACA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UL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E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ENVOLVEDOR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UA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ENVOLVI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B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ENVOLVIME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R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TERMINA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RIMENT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VOLV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WAR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RETAM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Z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VERS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BO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ITU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QUA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ITUI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SPE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ICI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EJ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FICIA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STIMUL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FICIALID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U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CETIV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TER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B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GERIN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IT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OLOGI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UNCIO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XEI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DS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R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GNOR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APEU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LANTA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APEUT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LANT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APIA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MPLANTA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CLU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ORM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H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TER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LH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BALHE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BALH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V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CALIZAR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TAMENT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WE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QUE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Z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J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BOUR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ELH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EMBR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DA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STRA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VIMENT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AR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ARI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RV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TAG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UROLOGIC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TAGE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IC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J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TR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GONH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VELH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DR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RCI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CHAMAD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MITI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TUA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SSO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L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NEUMATI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ZENBAU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NT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IDHAF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SSIV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REPAR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REVI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–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IMEI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OCESSAD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º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CESSAME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à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FESS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PROJE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PROMISSOR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CEPTOR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ULTA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TI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AU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EJ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NS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VER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MIL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MILAR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NA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UCESS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NG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ST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MB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RD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CNOLOGI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S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DU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UL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NSMISS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IRMA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NSMI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ND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ANSMITI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ATAME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U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TI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UN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G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UARI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Z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ISUA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RELE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N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à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NT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SENTA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E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OCIAD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BU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ME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37" calcext:value-type="float">
            <text:p>27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CA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EIR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AR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ESS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ENTIFIC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F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ENTISTA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JU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N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JUD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NITIV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I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S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IMENT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ETAD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IGAV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HI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GUSTI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C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T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TIG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C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UA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UL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IX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ERFEICOA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AM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LIC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RTAME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O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LUS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ONTA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CO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SSINATUR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R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UA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UGUS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T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ME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INU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TOCONHECIME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R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TOESTI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P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ANCA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AFF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IX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IX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BAN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XAM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REI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O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S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OBR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NVOLVIME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OLOG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RG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AN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AS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G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S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S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SC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MINH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APAC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EI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ACTERISTIC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EI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S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LUL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IENTIF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ONT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IENTI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ONTR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B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ONTRAM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EMO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ONTR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PARTILH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UANT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PLEX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A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LEX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REEN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MUSE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EVIST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UN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ELHECEM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CLUI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I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COR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DI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DUZ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NHEC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NHECE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BILIZ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HECIME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JU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SEGU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R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SEGU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SOL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ES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STA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UD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NTEU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VER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IN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VERS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TENC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ES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IA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IA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I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O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IDE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QUE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OSOF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V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PARTAME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CASS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COBRI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IONAME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ENVOLVE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EZ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VENDA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ITAN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TECT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I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ALOG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D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A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ACT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NAM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ERT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OG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ONIV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C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OSITIV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VIDU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VERS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VIDU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U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ER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UTO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SAM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STIG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URA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DI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DUAR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RN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FICI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E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OJ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PREG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CAMINH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TEN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SPECIALM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H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A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HO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IG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STIMUL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TIQUET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PERIENC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H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PL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P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CUL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A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ATIV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Z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ZE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I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NA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ANCEIR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Z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O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NECE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T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U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NCIONAME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NE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TUI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PAVE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V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BRI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IPAN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J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UMA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UMAN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MAN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UNGERBUHL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ODIC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EALIZADO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QUIS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AG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QUISADOR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SO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CONSCI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SO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DIVIDU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R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ABA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ORMA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B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ORMAT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G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ITU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EN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TER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V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ERA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JUDIC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ERES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C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VENT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A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VESTIG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U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UR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MA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UR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NEI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ORCIONA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RG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OSIT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OSEP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R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STAM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XIM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COLOG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R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COLOG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COLOGIC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D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IATR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MIT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V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IDAD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ON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D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RE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D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SSACHUSET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DR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DICI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A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LH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AME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NSAG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ARI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N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U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RGULHA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CIONA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S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CIONAMEN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DERA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L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ME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TONA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VI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EDOR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D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IT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ISFATOR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ISFEI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DAV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D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UROCIENTI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I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ND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V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BJE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IDO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CORRENCI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FERECEM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FEREC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IFICADO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FERECI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D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IG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E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T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T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DERBOR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G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SS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BALH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UL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T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L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NSAMENT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EN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D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SONALIDAD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SQUIS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LAN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U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ATIC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ECI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PRECISA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/>
          <table:table-cell office:value-type="string" calcext:value-type="string">
            <text:p>PROBLE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CESSAME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FESS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FISSIONA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ROMOV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POSI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ROV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SICANALI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SICANALI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SICOLO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SICOLOG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SICOLOG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SICOTERAP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SIQUIAT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;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SIQUIATR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SIQUI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UBLIC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REDI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BLIC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REDITA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ET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LA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ESSIV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LASS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N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AL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D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ALQU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A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U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A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HE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EBR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HEI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EREM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A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EST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DIC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ERIO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A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FOR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N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GISTRA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S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PEI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ESENTA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SALT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EL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SAL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VE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EC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CAR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CONFIANC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OB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GER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IL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B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IA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B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NT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FAS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U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CUL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EFIC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GUIDOR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GU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BUR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GU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AIM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MP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TERIZ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NT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NT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G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G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ENTIST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GMU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FIC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MUL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STE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ITUA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O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B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RTAMENT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FR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LUS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UZ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E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IDER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BSTITU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TEM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FICI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X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PERFICIAL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INU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SCETIV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MB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GERI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A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EIXEI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A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P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MP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I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RAPEU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IV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RAPEUT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IV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V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ENDE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X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RESSA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RIMI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BALHE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AGRADAVE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BALH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OBERT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CA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OBRIR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OQUE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OBRI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ERJ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MPENH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NVOL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NOSTIC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UARI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T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NTAG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S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ANTAG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GONH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S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VIDEOCHAMAD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EIT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DE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AIDHA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–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º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à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O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ATI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AR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UA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XERG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RAN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XERG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U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I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ULT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FIRMA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NOBISM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G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ECIALIST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MIG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PON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ONT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OSENT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ESS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E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UD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SSOCIA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U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RIBUT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R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ME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IX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OLU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GER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SCA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SSIV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REI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SSIVAM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U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SS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NAR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IC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IENTIFI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NIC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M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GNITIV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X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IS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ETAD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O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HI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OC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EC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AIX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LETAM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ORTAME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CLUS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IOSIDAD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FORM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IOS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STAT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TINU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P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TRAR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P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I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IXAM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PO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ACIEN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COB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ANC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ENVOLVIME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U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V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VI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C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S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VIDU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FEI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VIDU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FEIT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VIDU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LAN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CONT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LANDE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CONTR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NCONTRAM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RN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TA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E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TEN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T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T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TREVIST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VELHECEM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QUIP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EI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QUIAVELISM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S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ABILIZ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H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AR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ST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EC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U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M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AMIN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M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ISTENC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M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IAR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ENNIAL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TOR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R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I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RAR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LOSOF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T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S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O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O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RACASS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CISISMO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UNCIONAME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CISIST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CISISTA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RANDEZ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BITANT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EZ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VI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ATIV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ENT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ATIV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ACT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NHU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CERT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D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IV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DIC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DIVIDU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DIVIDU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S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ORMA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ERFER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VERSAM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INVESTIG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URN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OV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V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AGEORGIO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I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R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IPAN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H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HOR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BI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ALIDA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AL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NH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QUIS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R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QUISADOR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D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SO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I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SOA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EGATIV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E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V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T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T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A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T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TR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JUDICIA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LPAVE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OCUP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TICIPANT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OCUPAD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S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ENS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SS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L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IODI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NS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SSO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R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SSO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CA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IOR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COPAT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XABA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COPATOLOG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B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A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AD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IDA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SSIV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QU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JUDIC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D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CUR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ROCUR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PORCIONA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L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PR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XIM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SICOLOG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ARI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SICOLOG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IZA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SICOLOGIC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IZAR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SYCHIAT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NHECI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BLIC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NHECID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AD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JEI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ESTIONAME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LIENC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ESTIONARI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ENCI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DU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ONDER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CIONA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SALT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CIONAMENT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VEL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TTON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L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BEDOR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IST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TISFATOR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TISFEI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UDAV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I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G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ISM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LID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UGE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J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T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IMENT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U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VERS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TOM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UA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LTA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B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I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IALMENT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RE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BRIO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S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EDI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;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E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REDI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FET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IO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RESSIV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IORIDAD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I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O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JU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BE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JUD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GU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D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HE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LHEI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EA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N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EN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BALH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PES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P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TOR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SPECT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T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XIL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VALIA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D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LFA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Z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NEFIC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ADBU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IAIM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LNERAV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RACTERIZ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’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R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ERT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HE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–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HEG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à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IENTIST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CLASSIFICA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9" calcext:value-type="float">
            <text:p>1289</text:p>
          </table:table-cell>
          <table:table-cell/>
          <table:table-cell office:value-type="string" calcext:value-type="string">
            <text:p>CN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NCLUS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FE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NSIDER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NSTANTEM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CONTEX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NTINU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CONVIV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CA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ECEP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EI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ENSI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ENSIV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PENDE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PRIMI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AGRADAVE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COBERT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COBRI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SEMPENH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;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ENVOLV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EV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AGNOSTICA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IT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FFERENC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NTEC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RD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QUADAM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LESCENCI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LESCENT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BO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UL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PAT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UL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C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ET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QUA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ETA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XER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E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XERG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ND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QUIP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D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DA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NOBIS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SS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U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S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U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UMA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ST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U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RESSA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MENTACA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U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MENTA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TAR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MENTARES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VIT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MENT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VOLU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TRIOFAG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AGER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AM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ESSI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ESSIVAM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ESS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ARENG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PLIC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ULI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PRESS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N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TREMAM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H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IX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REXI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ED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TOR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Z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C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GA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C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N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S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R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ICATIV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TT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I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ESENT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OST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ESENT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UMA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ESEN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E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EL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AG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ACIENT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ANC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ERI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U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D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EC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DIC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OCI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DIVIDU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DIVIDU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NDE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DIVIDU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NDIME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RLA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NT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RLANDES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ING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URN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IP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V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OST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Z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UA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ME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NEI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QUIAVELIS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ESTI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I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H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I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N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REC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SM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EZ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LLENNIA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STR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SILEI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STRA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IMI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IT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C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UREZ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OR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GATIV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NHU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R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CI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TERIZA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TERIZAD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SS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TERIZ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TERIZ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V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IA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IAC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TR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TR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S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TICIPANT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U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BRIDAD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CEBI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BRIDAD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SSO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C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G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NIC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OPUL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IN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RTA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U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C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JUDICIA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CAR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OCUP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C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OCUPAD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N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TENS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INCIP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ID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DU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O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ROPENS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ORBIDAD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PR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ENSATORI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SICOPAT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SICOPATOLOG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LSAO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UBLICA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U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QU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U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ALQU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CA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QUE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HECI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EL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HECID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JU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ER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QUENCIA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ESTIONARI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IDERA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ALIZA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IS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ALIZA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CONHEC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INU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CONHECID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JEI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ULS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P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SILIENC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PORA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PONDE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DADOS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SALT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J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ULT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P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ULTA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TU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VE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PI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VEL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IS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UI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RUI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O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DIS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GU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CIENC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I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NS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I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X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TOM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A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TUA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OIMEN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CI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O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CIALM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RESSA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FR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MPENH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NCADE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CEDI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NCADEA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GE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NVOL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PER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NVOLV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PERIOR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NUTRI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PO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PERT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ND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P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D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TA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RN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ERENCI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TA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USS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UTI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VERS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S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VERSIT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URBI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ERS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VIS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NC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’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NC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'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RMI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ANT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OR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ERT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I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DEQUADAM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O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UL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OCIONA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ULT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FRAQUEC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FET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FRAQUECI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G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ORD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GU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ANT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LGU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N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OTRIOFAG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TAM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XERG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IO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IP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VAREN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OLHER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BULI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NTOS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ERICA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ECIALIST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AH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ECIALMEN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SIE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ECIF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EGA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PEN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LICATIV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POI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PRESENT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BELEC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RESENT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EL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QU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E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J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TERI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J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PECT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REOTIP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SOCI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U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SU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LY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ENDE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ENDIME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ING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TATIV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IP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MPL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TRIZ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UA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IC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UME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IC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SENC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TOESTI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LI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ALI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ALI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IX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H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IX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S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I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LEZ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I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ASILEI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SC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O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BEL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OR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OR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TOR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PAZ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ACTERIZA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ACTERIZA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B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ACTERIZ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IA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IAC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S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UENC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S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SS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US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G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LEBRIDAD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H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G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ILH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E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T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NIC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TIC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BIN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ALMEN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EC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ECAR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S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EC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C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EN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ORBIDAD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PENSATORI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J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LE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U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DITAR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HEC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IC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JU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MONA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SIDERA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TINU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VERS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VULS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AN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IDADOS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LU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OMU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LP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C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LTU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SP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VIDUALIZ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D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VIDU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ICIENC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IN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ANC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INI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EC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IX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RI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M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STA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POIMENT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C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PO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ATISF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EMPENH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ATISFEIT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ENCADE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GUR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ENCADEA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GR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ENVOLV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NUTRI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VI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PERT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STINA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V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XIC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VI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USIT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E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OCKPHO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FERENCI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SCUSS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CUTI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EN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SS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TURBI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VERS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C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ENC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RMI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XAN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DITA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DITO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OCIONA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FRAQUEC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REZ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FRAQUECI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O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GORD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NTE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IFE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XER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O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COLHER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T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SPANTOS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L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SPECIF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SS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ABELEC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A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AMENT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ST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E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EJ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EREOTIP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STRU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U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LY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VI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M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VIT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I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IS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SM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PLIC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ALID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TRE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CILIT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R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RO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V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I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T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Z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HERE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Z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DISCIPLIN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C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DI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C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B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O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M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CIMEN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ESSAR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QUENC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ESSID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N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RVOS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UNDAMEN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SS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ANH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NET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NETIC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TT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S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C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V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UR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A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M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V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REDITAR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RI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STORI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RICION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RMONA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RICIONI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OR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AG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CLU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Z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COMU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ZADOR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ENTA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DIVIDUALIZ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DIVIDU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INDU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S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ANC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FEC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O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GER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IENT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ATISF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IENT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ATISFEIT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EGUR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G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TERES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ERVI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AM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ESTINA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OXIC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Z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USITA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TOCKPHO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OV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D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D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DE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NC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CIONISM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I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XANT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EV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URA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IST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VA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TURBACA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IFE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O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ANO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QUIS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DIA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QUISADO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D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SO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SOA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N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NSTRU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ENTA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E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DIS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RTAL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CA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R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STR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OST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V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STRO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TIV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I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VE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DISCIPLIN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V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NDI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C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SCIME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IC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CESSAR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CESS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AM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S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I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ISPON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M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ISPOS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CRE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S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VAM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END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E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CA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TRI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EI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TRICION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TRICIONI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COR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A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M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GANIZ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SSIONA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GANIZADOR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IENTA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RI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IG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COLOGIC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SS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COLOG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QUIAT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P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QUIATR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QUIATRIC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TAM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IDA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UL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G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Z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DRO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E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QU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L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DE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ERFECCIONIS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OE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FEI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I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FURA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IZ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SIST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NTEM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SQUI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EN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SQUISADOR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END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SSO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NHEC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NHECI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R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NHECIMENT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RENTE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PULAR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SITIV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E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S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RGIT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S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RGI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SSIVE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U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ASTIGA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ATIC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TI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CI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ENC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CISAM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SAL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CIS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RICA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EDISPON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RITIVA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EDISPOST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RITIV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ESCREV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LAR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SEN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O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ESS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TEND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INACA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IMEI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IENTAR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INCIP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O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OCESS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DAV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FISSIONA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OGRA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SICOLOGIC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I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SICOLOG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I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QUIAT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ND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SIQUIATR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J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SIQUIATRIC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J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RG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TIVID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A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PI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ALIZ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C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CENTEM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COME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COMEND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A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CONHEC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CONHECI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DRO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GURGIT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T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GURGIT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TO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UACA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MASTIGA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UACO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PET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BR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ISTENC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IAI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SAL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I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VELA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SC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LIENTA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R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UDAV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FOR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GUI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J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ANCI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LETIV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ICID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VALORIZ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R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GIMENT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N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VE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DROM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BE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T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TO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TUACA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TUA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CI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F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F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FR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NFO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BSTANCI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PER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PERVALORIZ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BALHAN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R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BALH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LVEZ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TORNO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AX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TORNO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AX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T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TAMENT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M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TAMEN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MP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R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UMATIC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XTU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P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IP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OD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D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BALHA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ABALH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AT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H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TAMENT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IFIC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T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UMATIC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Z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AZ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D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VERS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MI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LH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LNERAVE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IFICA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‘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Z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–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OMI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‘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à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Planilha1.D1:Planilha1.E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2T20:24:17.708000000</meta:creation-date>
    <dc:date>2021-05-22T23:59:36.638000000</dc:date>
    <meta:editing-duration>PT3H5M5S</meta:editing-duration>
    <meta:editing-cycles>5</meta:editing-cycles>
    <meta:generator>LibreOffice/7.1.2.2$Windows_X86_64 LibreOffice_project/8a45595d069ef5570103caea1b71cc9d82b2aae4</meta:generator>
    <meta:document-statistic meta:table-count="1" meta:cell-count="10315" meta:object-count="0"/>
  </office:meta>
</office:document-meta>
</file>